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master-page-name="First_20_Page">
      <style:paragraph-properties fo:text-align="center" style:justify-single-word="false" style:page-number="auto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1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/>
    </style:style>
    <style:style style:name="P17" style:family="paragraph" style:parent-style-name="Standard">
      <style:paragraph-properties fo:margin-left="1.27cm" fo:margin-right="0cm" fo:text-indent="0cm" style:auto-text-indent="false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19" style:family="paragraph" style:parent-style-name="Standard">
      <style:paragraph-properties fo:line-height="150%" fo:text-align="center" style:justify-single-word="false"/>
    </style:style>
    <style:style style:name="P20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21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6.267cm"/>
        </style:tab-stops>
      </style:paragraph-properties>
      <style:text-properties officeooo:paragraph-rsid="0007d0bb"/>
    </style:style>
    <style:style style:name="P22" style:family="paragraph" style:parent-style-name="Standard">
      <style:paragraph-properties fo:margin-top="0cm" fo:margin-bottom="0.282cm" style:contextual-spacing="false" fo:line-height="150%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en" fo:country="US" style:font-name-asian="Arial1" style:font-size-asian="14pt" style:font-name-complex="Times New Roman1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000000" loext:opacity="100%" style:font-name="Times New Roman" fo:font-size="14pt" fo:language="en" fo:country="US" officeooo:rsid="0007d0bb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Courier New" fo:font-size="10pt" style:font-name-asian="Courier New1" style:font-size-asian="10pt" style:font-name-complex="Courier New1"/>
    </style:style>
    <style:style style:name="T15" style:family="text">
      <style:text-properties fo:color="#000000" loext:opacity="100%" style:font-name="Courier New" fo:font-size="10pt" style:font-name-asian="Courier New1" style:font-size-asian="10pt" style:font-name-complex="Courier New1" fo:background-color="#ffffff"/>
    </style:style>
    <style:style style:name="T16" style:family="text">
      <style:text-properties fo:color="#000000" loext:opacity="100%" style:font-name="Courier New" fo:font-size="10pt" style:font-name-asian="Courier New1" style:font-size-asian="10pt" style:font-name-complex="Courier New1"/>
    </style:style>
    <style:style style:name="T17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18" style:family="text">
      <style:text-properties fo:color="#00b050" loext:opacity="100%" style:font-name="Courier New" fo:font-size="10pt" style:font-name-asian="Courier New1" style:font-size-asian="10pt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Московский Авиационный Институт</text:span></text:p>
      <text:p text:style-name="P3"><text:span text:style-name="T1">(Национальный Исследовательский Университет)</text:span></text:p>
      <text:p text:style-name="P5"/>
      <text:p text:style-name="P3"><text:span text:style-name="T1">Факультет информационных технологий и прикладной математики</text:span></text:p>
      <text:p text:style-name="P3"><text:span text:style-name="T1">Кафедра вычислительной математики и программирования</text:span></text:p>
      <text:p text:style-name="P6"/>
      <text:p text:style-name="P6"/>
      <text:p text:style-name="P3"><text:span text:style-name="T3">Лабораторные работы №8 по курсу</text:span><text:span text:style-name="T4"> </text:span></text:p>
      <text:p text:style-name="P3"><text:span text:style-name="T5">«Операционные системы»</text:span></text:p>
      <text:p text:style-name="Standard"><text:span text:style-name="T3"><text:tab/></text:span></text:p>
      <text:p text:style-name="P3"><text:span text:style-name="T4">ДИАГНОСТИКА ПРОГРАММНОГО ОБЕСПЕЧЕНИЯ</text:span></text:p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8">Студент: </text:span><text:span text:style-name="T12">Муратов Артём Алексеевич</text:span></text:p>
      <text:p text:style-name="P14"><text:span text:style-name="T8">Группа: М8О–212Б–</text:span><text:span text:style-name="T13">22</text:span></text:p>
      <text:p text:style-name="P14"><text:span text:style-name="T8">Вариант: - </text:span></text:p>
      <text:p text:style-name="P13"><text:span text:style-name="T8">Преподаватель: Соколов Андрей Алексеевич</text:span></text:p>
      <text:p text:style-name="P13"><text:span text:style-name="T8">Оценка: __________ </text:span></text:p>
      <text:p text:style-name="P13"><text:span text:style-name="T8">Дата: __________</text:span></text:p>
      <text:p text:style-name="P13"><text:span text:style-name="T8">Подпись: __________</text:span></text:p>
      <text:p text:style-name="P10"/>
      <text:p text:style-name="P12"/>
      <text:p text:style-name="P12"/>
      <text:p text:style-name="P15"><text:span text:style-name="T8">Москва, 20</text:span><text:span text:style-name="T11">23</text:span><text:span text:style-name="T8">.</text:span></text:p>
      <text:p text:style-name="P6"/>
      <text:p text:style-name="P3"><text:span text:style-name="T3">Постановка задачи</text:span></text:p>
      <text:h text:style-name="Heading_20_2" text:outline-level="2"><text:soft-page-break/><text:span text:style-name="T17">Цель работы</text:span></text:h>
      <text:p text:style-name="P2"><text:span text:style-name="T2">Целью является приобретение практических навыков в:</text:span></text:p>
      <text:p text:style-name="P17"><text:span text:style-name="T2">Приобретение практических навыков диагностики работы программного обеспечения</text:span></text:p>
      <text:h text:style-name="Heading_20_2" text:outline-level="2"><text:span text:style-name="T17">Задание</text:span></text:h>
      <text:p text:style-name="P16"><text:span text:style-name="T9">Исследовать написанную программу с помощью утилиты strace.</text:span></text:p>
      <text:p text:style-name="P16"><text:span text:style-name="T9">Strace - трассировка системных вызовов и сигналов.</text:span></text:p>
      <text:p text:style-name="P16"><text:span text:style-name="T9">Каждая строка трассировки содержит имя системного вызова, за которым следуют его аргументы в круглых скобках и возвращаемое значение.</text:span></text:p>
      <text:p text:style-name="P11"/>
      <text:p text:style-name="P18"><text:span text:style-name="T3">Вывод strace</text:span></text:p>
      <text:p text:style-name="P18"><text:span text:style-name="T3">Общий метод и алгоритм решения</text:span><text:span text:style-name="T1">.</text:span></text:p>
      <text:p text:style-name="P21"><text:span text:style-name="T15">artem@artem-SVF1521D1RW:~/lab_os/lab_os_4/build$ strace ./run</text:span></text:p>
      <text:p text:style-name="P21"><text:span text:style-name="T15">execve("./run", ["./run"], 0x7fffa3247290 /* 75 vars */) = 0</text:span></text:p>
      <text:p text:style-name="P21"><text:span text:style-name="T15">brk(NULL) <text:s text:c="30"/>= 0x558ade11b000</text:span></text:p>
      <text:p text:style-name="P21"><text:span text:style-name="T15">arch_prctl(0x3001 /* ARCH_??? */, 0x7ffd7f24f7d0) = -1 EINVAL (Недопустимый аргумент)</text:span></text:p>
      <text:p text:style-name="P21"><text:span text:style-name="T15">mmap(NULL, 8192, PROT_READ|PROT_WRITE, MAP_PRIVATE|MAP_ANONYMOUS, -1, 0) = 0x7ff54077b000</text:span></text:p>
      <text:p text:style-name="P21"><text:span text:style-name="T15">access("/etc/ld.so.preload", R_OK) <text:s text:c="5"/>= -1 ENOENT (Нет такого файла или каталога)</text:span></text:p>
      <text:p text:style-name="P21"><text:span text:style-name="T15">openat(AT_FDCWD, "/etc/ld.so.cache", O_RDONLY|O_CLOEXEC) = 3</text:span></text:p>
      <text:p text:style-name="P21"><text:span text:style-name="T15">newfstatat(3, "", {st_mode=S_IFREG|0644, st_size=60583, ...}, AT_EMPTY_PATH) = 0</text:span></text:p>
      <text:p text:style-name="P21"><text:span text:style-name="T15">mmap(NULL, 60583, PROT_READ, MAP_PRIVATE, 3, 0) = 0x7ff54076c000</text:span></text:p>
      <text:p text:style-name="P21"><text:span text:style-name="T15">close(3) <text:s text:c="31"/>= 0</text:span></text:p>
      <text:p text:style-name="P21"><text:span text:style-name="T15">openat(AT_FDCWD, "/lib/x86_64-linux-gnu/libc.so.6", O_RDONLY|O_CLOEXEC) = 3</text:span></text:p>
      <text:p text:style-name="P21"><text:span text:style-name="T15">read(3, "\177ELF\2\1\1\3\0\0\0\0\0\0\0\0\3\0&gt;\0\1\0\0\0P\237\2\0\0\0\0\0"..., 832) = 832</text:span></text:p>
      <text:p text:style-name="P21"><text:span text:style-name="T15">pread64(3, "\6\0\0\0\4\0\0\0@\0\0\0\0\0\0\0@\0\0\0\0\0\0\0@\0\0\0\0\0\0\0"..., 784, 64) = 784</text:span></text:p>
      <text:p text:style-name="P21"><text:span text:style-name="T15">pread64(3, "\4\0\0\0 \0\0\0\5\0\0\0GNU\0\2\0\0\300\4\0\0\0\3\0\0\0\0\0\0\0"..., 48, 848) = 48</text:span></text:p>
      <text:p text:style-name="P21"><text:span text:style-name="T15">pread64(3, "\4\0\0\0\24\0\0\0\3\0\0\0GNU\0\244;\374\204(\337f#\315I\214\234\f\256\271\32"..., 68, 896) = 68</text:span></text:p>
      <text:p text:style-name="P21"><text:span text:style-name="T15">newfstatat(3, "", {st_mode=S_IFREG|0755, st_size=2216304, ...}, AT_EMPTY_PATH) = 0</text:span></text:p>
      <text:p text:style-name="P21"><text:span text:style-name="T15">pread64(3, "\6\0\0\0\4\0\0\0@\0\0\0\0\0\0\0@\0\0\0\0\0\0\0@\0\0\0\0\0\0\0"..., 784, 64) = 784</text:span></text:p>
      <text:p text:style-name="P21"><text:span text:style-name="T15">mmap(NULL, 2260560, PROT_READ, MAP_PRIVATE|MAP_DENYWRITE, 3, 0) = 0x7ff540400000</text:span></text:p>
      <text:p text:style-name="P21"><text:soft-page-break/><text:span text:style-name="T15">mmap(0x7ff540428000, 1658880, PROT_READ|PROT_EXEC, MAP_PRIVATE|MAP_FIXED|MAP_DENYWRITE, 3, 0x28000) = 0x7ff540428000</text:span></text:p>
      <text:p text:style-name="P21"><text:span text:style-name="T15">mmap(0x7ff5405bd000, 360448, PROT_READ, MAP_PRIVATE|MAP_FIXED|MAP_DENYWRITE, 3, 0x1bd000) = 0x7ff5405bd000</text:span></text:p>
      <text:p text:style-name="P21"><text:span text:style-name="T15">mmap(0x7ff540615000, 24576, PROT_READ|PROT_WRITE, MAP_PRIVATE|MAP_FIXED|MAP_DENYWRITE, 3, 0x214000) = 0x7ff540615000</text:span></text:p>
      <text:p text:style-name="P21"><text:span text:style-name="T15">mmap(0x7ff54061b000, 52816, PROT_READ|PROT_WRITE, MAP_PRIVATE|MAP_FIXED|MAP_ANONYMOUS, -1, 0) = 0x7ff54061b000</text:span></text:p>
      <text:p text:style-name="P21"><text:span text:style-name="T15">close(3) <text:s text:c="31"/>= 0</text:span></text:p>
      <text:p text:style-name="P21"><text:span text:style-name="T15">mmap(NULL, 12288, PROT_READ|PROT_WRITE, MAP_PRIVATE|MAP_ANONYMOUS, -1, 0) = 0x7ff540769000</text:span></text:p>
      <text:p text:style-name="P21"><text:span text:style-name="T15">arch_prctl(ARCH_SET_FS, 0x7ff540769740) = 0</text:span></text:p>
      <text:p text:style-name="P21"><text:span text:style-name="T15">set_tid_address(0x7ff540769a10) <text:s text:c="8"/>= 8115</text:span></text:p>
      <text:p text:style-name="P21"><text:span text:style-name="T15">set_robust_list(0x7ff540769a20, 24) <text:s text:c="4"/>= 0</text:span></text:p>
      <text:p text:style-name="P21"><text:span text:style-name="T15">rseq(0x7ff54076a0e0, 0x20, 0, 0x53053053) = 0</text:span></text:p>
      <text:p text:style-name="P21"><text:span text:style-name="T15">mprotect(0x7ff540615000, 16384, PROT_READ) = 0</text:span></text:p>
      <text:p text:style-name="P21"><text:span text:style-name="T15">mprotect(0x558add224000, 4096, PROT_READ) = 0</text:span></text:p>
      <text:p text:style-name="P21"><text:span text:style-name="T15">mprotect(0x7ff5407b5000, 8192, PROT_READ) = 0</text:span></text:p>
      <text:p text:style-name="P21"><text:span text:style-name="T15">prlimit64(0, RLIMIT_STACK, NULL, {rlim_cur=8192*1024, rlim_max=RLIM64_INFINITY}) = 0</text:span></text:p>
      <text:p text:style-name="P21"><text:span text:style-name="T15">munmap(0x7ff54076c000, 60583) <text:s text:c="10"/>= 0</text:span></text:p>
      <text:p text:style-name="P21"><text:span text:style-name="T15">newfstatat(1, "", {st_mode=S_IFCHR|0620, st_rdev=makedev(0x88, 0x1), ...}, AT_EMPTY_PATH) = 0</text:span></text:p>
      <text:p text:style-name="P21"><text:span text:style-name="T15">getrandom("\x3d\x0b\x02\xa9\x9f\x23\xfa\xbf", 8, GRND_NONBLOCK) = 8</text:span></text:p>
      <text:p text:style-name="P21"><text:span text:style-name="T15">brk(NULL) <text:s text:c="30"/>= 0x558ade11b000</text:span></text:p>
      <text:p text:style-name="P21"><text:span text:style-name="T15">brk(0x558ade13c000) <text:s text:c="20"/>= 0x558ade13c000</text:span></text:p>
      <text:p text:style-name="P21"><text:span text:style-name="T15">write(1, "0 - change realisation(default 1"..., 340 - change realisation(default 1)</text:span></text:p>
      <text:p text:style-name="P21"><text:span text:style-name="T15">) = 34</text:span></text:p>
      <text:p text:style-name="P21"><text:span text:style-name="T15">write(1, "1 - find E\n", 111 - find E</text:span></text:p>
      <text:p text:style-name="P21"><text:span text:style-name="T15">) <text:s text:c="11"/>= 11</text:span></text:p>
      <text:p text:style-name="P21"><text:span text:style-name="T15">write(1, "2 - transition from decimal\n", 282 - transition from decimal</text:span></text:p>
      <text:p text:style-name="P21"><text:span text:style-name="T15">) = 28</text:span></text:p>
      <text:p text:style-name="P21"><text:span text:style-name="T15">write(1, "3 - Exit programm\n", 183 - Exit programm</text:span></text:p>
      <text:p text:style-name="P21"><text:span text:style-name="T15">) <text:s text:c="4"/>= 18</text:span></text:p>
      <text:p text:style-name="P21"><text:span text:style-name="T15">openat(AT_FDCWD, "/home/artem/lab_os/lab_os_4/build/libimp1.so", O_RDONLY|O_CLOEXEC) = 3</text:span></text:p>
      <text:p text:style-name="P21"><text:span text:style-name="T15">read(3, "\177ELF\2\1\1\0\0\0\0\0\0\0\0\0\3\0&gt;\0\1\0\0\0\0\0\0\0\0\0\0\0"..., 832) = 832</text:span></text:p>
      <text:p text:style-name="P21"><text:span text:style-name="T15">newfstatat(3, "", {st_mode=S_IFREG|0775, st_size=18208, ...}, AT_EMPTY_PATH) = 0</text:span></text:p>
      <text:p text:style-name="P21"><text:span text:style-name="T15">mmap(NULL, 16440, PROT_READ, MAP_PRIVATE|MAP_DENYWRITE, 3, 0) = 0x7ff540776000</text:span></text:p>
      <text:p text:style-name="P21"><text:soft-page-break/><text:span text:style-name="T15">mmap(0x7ff540777000, 4096, PROT_READ|PROT_EXEC, MAP_PRIVATE|MAP_FIXED|MAP_DENYWRITE, 3, 0x1000) = 0x7ff540777000</text:span></text:p>
      <text:p text:style-name="P21"><text:span text:style-name="T15">mmap(0x7ff540778000, 4096, PROT_READ, MAP_PRIVATE|MAP_FIXED|MAP_DENYWRITE, 3, 0x2000) = 0x7ff540778000</text:span></text:p>
      <text:p text:style-name="P21"><text:span text:style-name="T15">mmap(0x7ff540779000, 8192, PROT_READ|PROT_WRITE, MAP_PRIVATE|MAP_FIXED|MAP_DENYWRITE, 3, 0x2000) = 0x7ff540779000</text:span></text:p>
      <text:p text:style-name="P21"><text:span text:style-name="T15">close(3) <text:s text:c="31"/>= 0</text:span></text:p>
      <text:p text:style-name="P21"><text:span text:style-name="T15">openat(AT_FDCWD, "/etc/ld.so.cache", O_RDONLY|O_CLOEXEC) = 3</text:span></text:p>
      <text:p text:style-name="P21"><text:span text:style-name="T15">newfstatat(3, "", {st_mode=S_IFREG|0644, st_size=60583, ...}, AT_EMPTY_PATH) = 0</text:span></text:p>
      <text:p text:style-name="P21"><text:span text:style-name="T15">mmap(NULL, 60583, PROT_READ, MAP_PRIVATE, 3, 0) = 0x7ff54075a000</text:span></text:p>
      <text:p text:style-name="P21"><text:span text:style-name="T15">close(3) <text:s text:c="31"/>= 0</text:span></text:p>
      <text:p text:style-name="P21"><text:span text:style-name="T15">openat(AT_FDCWD, "/lib/x86_64-linux-gnu/libm.so.6", O_RDONLY|O_CLOEXEC) = 3</text:span></text:p>
      <text:p text:style-name="P21"><text:span text:style-name="T15">read(3, "\177ELF\2\1\1\3\0\0\0\0\0\0\0\0\3\0&gt;\0\1\0\0\0\0\0\0\0\0\0\0\0"..., 832) = 832</text:span></text:p>
      <text:p text:style-name="P21"><text:span text:style-name="T15">newfstatat(3, "", {st_mode=S_IFREG|0644, st_size=940560, ...}, AT_EMPTY_PATH) = 0</text:span></text:p>
      <text:p text:style-name="P21"><text:span text:style-name="T15">mmap(NULL, 942344, PROT_READ, MAP_PRIVATE|MAP_DENYWRITE, 3, 0) = 0x7ff540673000</text:span></text:p>
      <text:p text:style-name="P21"><text:span text:style-name="T15">mmap(0x7ff540681000, 507904, PROT_READ|PROT_EXEC, MAP_PRIVATE|MAP_FIXED|MAP_DENYWRITE, 3, 0xe000) = 0x7ff540681000</text:span></text:p>
      <text:p text:style-name="P21"><text:span text:style-name="T15">mmap(0x7ff5406fd000, 372736, PROT_READ, MAP_PRIVATE|MAP_FIXED|MAP_DENYWRITE, 3, 0x8a000) = 0x7ff5406fd000</text:span></text:p>
      <text:p text:style-name="P21"><text:span text:style-name="T15">mmap(0x7ff540758000, 8192, PROT_READ|PROT_WRITE, MAP_PRIVATE|MAP_FIXED|MAP_DENYWRITE, 3, 0xe4000) = 0x7ff540758000</text:span></text:p>
      <text:p text:style-name="P21"><text:span text:style-name="T15">close(3) <text:s text:c="31"/>= 0</text:span></text:p>
      <text:p text:style-name="P21"><text:span text:style-name="T15">mprotect(0x7ff540758000, 4096, PROT_READ) = 0</text:span></text:p>
      <text:p text:style-name="P21"><text:span text:style-name="T15">mprotect(0x7ff540779000, 4096, PROT_READ) = 0</text:span></text:p>
      <text:p text:style-name="P21"><text:span text:style-name="T15">munmap(0x7ff54075a000, 60583) <text:s text:c="10"/>= 0</text:span></text:p>
      <text:p text:style-name="P21"><text:span text:style-name="T15">newfstatat(0, "", {st_mode=S_IFCHR|0620, st_rdev=makedev(0x88, 0x1), ...}, AT_EMPTY_PATH) = 0</text:span></text:p>
      <text:p text:style-name="P21"><text:span text:style-name="T15">read(0, 1</text:span></text:p>
      <text:p text:style-name="P21"><text:span text:style-name="T15">"1\n", 1024) <text:s text:c="19"/>= 2</text:span></text:p>
      <text:p text:style-name="P21"><text:span text:style-name="T15">write(1, "-------------------\n", 20-------------------</text:span></text:p>
      <text:p text:style-name="P21"><text:span text:style-name="T15">) <text:s text:c="2"/>= 20</text:span></text:p>
      <text:p text:style-name="P21"><text:span text:style-name="T15">write(1, "Input int x\n", 12Input int x</text:span></text:p>
      <text:p text:style-name="P21"><text:span text:style-name="T15">) <text:s text:c="10"/>= 12</text:span></text:p>
      <text:p text:style-name="P21"><text:span text:style-name="T15">read(0, 13</text:span></text:p>
      <text:p text:style-name="P21"><text:span text:style-name="T15">"13\n", 1024) <text:s text:c="18"/>= 3</text:span></text:p>
      <text:p text:style-name="P21"><text:span text:style-name="T15">write(1, "E is 2.620603\n", 14E is 2.620603</text:span></text:p>
      <text:p text:style-name="P21"><text:span text:style-name="T15">) <text:s text:c="8"/>= 14</text:span></text:p>
      <text:p text:style-name="P21"><text:span text:style-name="T15">write(1, "-------------------\n", 20-------------------</text:span></text:p>
      <text:p text:style-name="P21"><text:span text:style-name="T15">) <text:s text:c="2"/>= 20</text:span></text:p>
      <text:p text:style-name="P21"><text:soft-page-break/><text:span text:style-name="T15">read(0, 0</text:span></text:p>
      <text:p text:style-name="P21"><text:span text:style-name="T15">"0\n", 1024) <text:s text:c="19"/>= 2</text:span></text:p>
      <text:p text:style-name="P21"><text:span text:style-name="T15">munmap(0x7ff540776000, 16440) <text:s text:c="10"/>= 0</text:span></text:p>
      <text:p text:style-name="P21"><text:span text:style-name="T15">munmap(0x7ff540673000, 942344) <text:s text:c="9"/>= 0</text:span></text:p>
      <text:p text:style-name="P21"><text:span text:style-name="T15">openat(AT_FDCWD, "/home/artem/lab_os/lab_os_4/build/libimp2.so", O_RDONLY|O_CLOEXEC) = 3</text:span></text:p>
      <text:p text:style-name="P21"><text:span text:style-name="T15">read(3, "\177ELF\2\1\1\0\0\0\0\0\0\0\0\0\3\0&gt;\0\1\0\0\0\0\0\0\0\0\0\0\0"..., 832) = 832</text:span></text:p>
      <text:p text:style-name="P21"><text:span text:style-name="T15">newfstatat(3, "", {st_mode=S_IFREG|0775, st_size=18592, ...}, AT_EMPTY_PATH) = 0</text:span></text:p>
      <text:p text:style-name="P21"><text:span text:style-name="T15">mmap(NULL, 16440, PROT_READ, MAP_PRIVATE|MAP_DENYWRITE, 3, 0) = 0x7ff540776000</text:span></text:p>
      <text:p text:style-name="P21"><text:span text:style-name="T15">mmap(0x7ff540777000, 4096, PROT_READ|PROT_EXEC, MAP_PRIVATE|MAP_FIXED|MAP_DENYWRITE, 3, 0x1000) = 0x7ff540777000</text:span></text:p>
      <text:p text:style-name="P21"><text:span text:style-name="T15">mmap(0x7ff540778000, 4096, PROT_READ, MAP_PRIVATE|MAP_FIXED|MAP_DENYWRITE, 3, 0x2000) = 0x7ff540778000</text:span></text:p>
      <text:p text:style-name="P21"><text:span text:style-name="T15">mmap(0x7ff540779000, 8192, PROT_READ|PROT_WRITE, MAP_PRIVATE|MAP_FIXED|MAP_DENYWRITE, 3, 0x2000) = 0x7ff540779000</text:span></text:p>
      <text:p text:style-name="P21"><text:span text:style-name="T15">close(3) <text:s text:c="31"/>= 0</text:span></text:p>
      <text:p text:style-name="P21"><text:span text:style-name="T15">mprotect(0x7ff540779000, 4096, PROT_READ) = 0</text:span></text:p>
      <text:p text:style-name="P21"><text:span text:style-name="T15">write(1, "Switched implemetation to 2\n", 28Switched implemetation to 2</text:span></text:p>
      <text:p text:style-name="P21"><text:span text:style-name="T15">) = 28</text:span></text:p>
      <text:p text:style-name="P21"><text:span text:style-name="T15">read(0, 2</text:span></text:p>
      <text:p text:style-name="P21"><text:span text:style-name="T15">"2\n", 1024) <text:s text:c="19"/>= 2</text:span></text:p>
      <text:p text:style-name="P21"><text:span text:style-name="T15">write(1, "-------------------\n", 20-------------------</text:span></text:p>
      <text:p text:style-name="P21"><text:span text:style-name="T15">) <text:s text:c="2"/>= 20</text:span></text:p>
      <text:p text:style-name="P21"><text:span text:style-name="T15">write(1, "Input decimal number\n", 21Input decimal number</text:span></text:p>
      <text:p text:style-name="P21"><text:span text:style-name="T15">) <text:s/>= 21</text:span></text:p>
      <text:p text:style-name="P21"><text:span text:style-name="T15">read(0, 44</text:span></text:p>
      <text:p text:style-name="P21"><text:span text:style-name="T15">"44\n", 1024) <text:s text:c="18"/>= 3</text:span></text:p>
      <text:p text:style-name="P21"><text:span text:style-name="T15">write(1, "Your number is 1122\n", 20Your number is 1122</text:span></text:p>
      <text:p text:style-name="P21"><text:span text:style-name="T15">) <text:s text:c="2"/>= 20</text:span></text:p>
      <text:p text:style-name="P21"><text:span text:style-name="T15">write(1, "-------------------\n", 20-------------------</text:span></text:p>
      <text:p text:style-name="P21"><text:span text:style-name="T15">) <text:s text:c="2"/>= 20</text:span></text:p>
      <text:p text:style-name="P21"><text:span text:style-name="T15">read(0, 3</text:span></text:p>
      <text:p text:style-name="P21"><text:span text:style-name="T15">"3\n", 1024) <text:s text:c="19"/>= 2</text:span></text:p>
      <text:p text:style-name="P21"><text:span text:style-name="T15">munmap(0x7ff540776000, 16440) <text:s text:c="10"/>= 0</text:span></text:p>
      <text:p text:style-name="P21"><text:span text:style-name="T15">lseek(0, -1, SEEK_CUR) <text:s text:c="17"/>= -1 ESPIPE (Недопустимая операция смещения)</text:span></text:p>
      <text:p text:style-name="P21"><text:span text:style-name="T15">exit_group(0) <text:s text:c="26"/>= ?</text:span></text:p>
      <text:p text:style-name="P21"><text:span text:style-name="T15">+++ exited with 0 +++</text:span></text:p>
      <text:p text:style-name="P21"><text:span text:style-name="T15">artem@artem-SVF1521D1RW:~/lab_os/lab_os_4/build$ strace ./run</text:span></text:p>
      <text:p text:style-name="P21"><text:span text:style-name="T15">execve("./run", ["./run"], 0x7ffe45195bd0 /* 75 vars */) = 0</text:span></text:p>
      <text:p text:style-name="P21"><text:soft-page-break/><text:span text:style-name="T15">brk(NULL) <text:s text:c="30"/>= 0x55596f73d000</text:span></text:p>
      <text:p text:style-name="P21"><text:span text:style-name="T15">arch_prctl(0x3001 /* ARCH_??? */, 0x7fff4dd2c450) = -1 EINVAL (Недопустимый аргумент)</text:span></text:p>
      <text:p text:style-name="P21"><text:span text:style-name="T15">mmap(NULL, 8192, PROT_READ|PROT_WRITE, MAP_PRIVATE|MAP_ANONYMOUS, -1, 0) = 0x7f1044b6b000</text:span></text:p>
      <text:p text:style-name="P21"><text:span text:style-name="T15">access("/etc/ld.so.preload", R_OK) <text:s text:c="5"/>= -1 ENOENT (Нет такого файла или каталога)</text:span></text:p>
      <text:p text:style-name="P21"><text:span text:style-name="T15">openat(AT_FDCWD, "/etc/ld.so.cache", O_RDONLY|O_CLOEXEC) = 3</text:span></text:p>
      <text:p text:style-name="P21"><text:span text:style-name="T15">newfstatat(3, "", {st_mode=S_IFREG|0644, st_size=60583, ...}, AT_EMPTY_PATH) = 0</text:span></text:p>
      <text:p text:style-name="P21"><text:span text:style-name="T15">mmap(NULL, 60583, PROT_READ, MAP_PRIVATE, 3, 0) = 0x7f1044b5c000</text:span></text:p>
      <text:p text:style-name="P21"><text:span text:style-name="T15">close(3) <text:s text:c="31"/>= 0</text:span></text:p>
      <text:p text:style-name="P21"><text:span text:style-name="T15">openat(AT_FDCWD, "/lib/x86_64-linux-gnu/libc.so.6", O_RDONLY|O_CLOEXEC) = 3</text:span></text:p>
      <text:p text:style-name="P21"><text:span text:style-name="T15">read(3, "\177ELF\2\1\1\3\0\0\0\0\0\0\0\0\3\0&gt;\0\1\0\0\0P\237\2\0\0\0\0\0"..., 832) = 832</text:span></text:p>
      <text:p text:style-name="P21"><text:span text:style-name="T15">pread64(3, "\6\0\0\0\4\0\0\0@\0\0\0\0\0\0\0@\0\0\0\0\0\0\0@\0\0\0\0\0\0\0"..., 784, 64) = 784</text:span></text:p>
      <text:p text:style-name="P21"><text:span text:style-name="T15">pread64(3, "\4\0\0\0 \0\0\0\5\0\0\0GNU\0\2\0\0\300\4\0\0\0\3\0\0\0\0\0\0\0"..., 48, 848) = 48</text:span></text:p>
      <text:p text:style-name="P21"><text:span text:style-name="T15">pread64(3, "\4\0\0\0\24\0\0\0\3\0\0\0GNU\0\244;\374\204(\337f#\315I\214\234\f\256\271\32"..., 68, 896) = 68</text:span></text:p>
      <text:p text:style-name="P21"><text:span text:style-name="T15">newfstatat(3, "", {st_mode=S_IFREG|0755, st_size=2216304, ...}, AT_EMPTY_PATH) = 0</text:span></text:p>
      <text:p text:style-name="P21"><text:span text:style-name="T15">pread64(3, "\6\0\0\0\4\0\0\0@\0\0\0\0\0\0\0@\0\0\0\0\0\0\0@\0\0\0\0\0\0\0"..., 784, 64) = 784</text:span></text:p>
      <text:p text:style-name="P21"><text:span text:style-name="T15">mmap(NULL, 2260560, PROT_READ, MAP_PRIVATE|MAP_DENYWRITE, 3, 0) = 0x7f1044800000</text:span></text:p>
      <text:p text:style-name="P21"><text:span text:style-name="T15">mmap(0x7f1044828000, 1658880, PROT_READ|PROT_EXEC, MAP_PRIVATE|MAP_FIXED|MAP_DENYWRITE, 3, 0x28000) = 0x7f1044828000</text:span></text:p>
      <text:p text:style-name="P21"><text:span text:style-name="T15">mmap(0x7f10449bd000, 360448, PROT_READ, MAP_PRIVATE|MAP_FIXED|MAP_DENYWRITE, 3, 0x1bd000) = 0x7f10449bd000</text:span></text:p>
      <text:p text:style-name="P21"><text:span text:style-name="T15">mmap(0x7f1044a15000, 24576, PROT_READ|PROT_WRITE, MAP_PRIVATE|MAP_FIXED|MAP_DENYWRITE, 3, 0x214000) = 0x7f1044a15000</text:span></text:p>
      <text:p text:style-name="P21"><text:span text:style-name="T15">mmap(0x7f1044a1b000, 52816, PROT_READ|PROT_WRITE, MAP_PRIVATE|MAP_FIXED|MAP_ANONYMOUS, -1, 0) = 0x7f1044a1b000</text:span></text:p>
      <text:p text:style-name="P21"><text:span text:style-name="T15">close(3) <text:s text:c="31"/>= 0</text:span></text:p>
      <text:p text:style-name="P21"><text:span text:style-name="T15">mmap(NULL, 12288, PROT_READ|PROT_WRITE, MAP_PRIVATE|MAP_ANONYMOUS, -1, 0) = 0x7f1044b59000</text:span></text:p>
      <text:p text:style-name="P21"><text:span text:style-name="T15">arch_prctl(ARCH_SET_FS, 0x7f1044b59740) = 0</text:span></text:p>
      <text:p text:style-name="P21"><text:span text:style-name="T15">set_tid_address(0x7f1044b59a10) <text:s text:c="8"/>= 8352</text:span></text:p>
      <text:p text:style-name="P21"><text:span text:style-name="T15">set_robust_list(0x7f1044b59a20, 24) <text:s text:c="4"/>= 0</text:span></text:p>
      <text:p text:style-name="P21"><text:span text:style-name="T15">rseq(0x7f1044b5a0e0, 0x20, 0, 0x53053053) = 0</text:span></text:p>
      <text:p text:style-name="P21"><text:span text:style-name="T15">mprotect(0x7f1044a15000, 16384, PROT_READ) = 0</text:span></text:p>
      <text:p text:style-name="P21"><text:soft-page-break/><text:span text:style-name="T15">mprotect(0x55596e4f7000, 4096, PROT_READ) = 0</text:span></text:p>
      <text:p text:style-name="P21"><text:span text:style-name="T15">mprotect(0x7f1044ba5000, 8192, PROT_READ) = 0</text:span></text:p>
      <text:p text:style-name="P21"><text:span text:style-name="T15">prlimit64(0, RLIMIT_STACK, NULL, {rlim_cur=8192*1024, rlim_max=RLIM64_INFINITY}) = 0</text:span></text:p>
      <text:p text:style-name="P21"><text:span text:style-name="T15">munmap(0x7f1044b5c000, 60583) <text:s text:c="10"/>= 0</text:span></text:p>
      <text:p text:style-name="P21"><text:span text:style-name="T15">newfstatat(1, "", {st_mode=S_IFCHR|0620, st_rdev=makedev(0x88, 0x1), ...}, AT_EMPTY_PATH) = 0</text:span></text:p>
      <text:p text:style-name="P21"><text:span text:style-name="T15">getrandom("\x05\x97\x58\xfb\xd3\x91\x27\xf7", 8, GRND_NONBLOCK) = 8</text:span></text:p>
      <text:p text:style-name="P21"><text:span text:style-name="T15">brk(NULL) <text:s text:c="30"/>= 0x55596f73d000</text:span></text:p>
      <text:p text:style-name="P21"><text:span text:style-name="T15">brk(0x55596f75e000) <text:s text:c="20"/>= 0x55596f75e000</text:span></text:p>
      <text:p text:style-name="P21"><text:span text:style-name="T15">write(1, "0 - change realisation(default 1"..., 340 - change realisation(default 1)</text:span></text:p>
      <text:p text:style-name="P21"><text:span text:style-name="T15">) = 34</text:span></text:p>
      <text:p text:style-name="P21"><text:span text:style-name="T15">write(1, "1 - find E\n", 111 - find E</text:span></text:p>
      <text:p text:style-name="P21"><text:span text:style-name="T15">) <text:s text:c="11"/>= 11</text:span></text:p>
      <text:p text:style-name="P21"><text:span text:style-name="T15">write(1, "2 - transition from decimal\n", 282 - transition from decimal</text:span></text:p>
      <text:p text:style-name="P21"><text:span text:style-name="T15">) = 28</text:span></text:p>
      <text:p text:style-name="P21"><text:span text:style-name="T15">write(1, "3 - Exit programm\n", 183 - Exit programm</text:span></text:p>
      <text:p text:style-name="P21"><text:span text:style-name="T15">) <text:s text:c="4"/>= 18</text:span></text:p>
      <text:p text:style-name="P21"><text:span text:style-name="T15">openat(AT_FDCWD, "/home/artem/lab_os/lab_os_4/build/libimp1.so", O_RDONLY|O_CLOEXEC) = 3</text:span></text:p>
      <text:p text:style-name="P21"><text:span text:style-name="T15">read(3, "\177ELF\2\1\1\0\0\0\0\0\0\0\0\0\3\0&gt;\0\1\0\0\0\0\0\0\0\0\0\0\0"..., 832) = 832</text:span></text:p>
      <text:p text:style-name="P21"><text:span text:style-name="T15">newfstatat(3, "", {st_mode=S_IFREG|0775, st_size=18208, ...}, AT_EMPTY_PATH) = 0</text:span></text:p>
      <text:p text:style-name="P21"><text:span text:style-name="T15">mmap(NULL, 16440, PROT_READ, MAP_PRIVATE|MAP_DENYWRITE, 3, 0) = 0x7f1044b66000</text:span></text:p>
      <text:p text:style-name="P21"><text:span text:style-name="T15">mmap(0x7f1044b67000, 4096, PROT_READ|PROT_EXEC, MAP_PRIVATE|MAP_FIXED|MAP_DENYWRITE, 3, 0x1000) = 0x7f1044b67000</text:span></text:p>
      <text:p text:style-name="P21"><text:span text:style-name="T15">mmap(0x7f1044b68000, 4096, PROT_READ, MAP_PRIVATE|MAP_FIXED|MAP_DENYWRITE, 3, 0x2000) = 0x7f1044b68000</text:span></text:p>
      <text:p text:style-name="P21"><text:span text:style-name="T15">mmap(0x7f1044b69000, 8192, PROT_READ|PROT_WRITE, MAP_PRIVATE|MAP_FIXED|MAP_DENYWRITE, 3, 0x2000) = 0x7f1044b69000</text:span></text:p>
      <text:p text:style-name="P21"><text:span text:style-name="T15">close(3) <text:s text:c="31"/>= 0</text:span></text:p>
      <text:p text:style-name="P21"><text:span text:style-name="T15">openat(AT_FDCWD, "/etc/ld.so.cache", O_RDONLY|O_CLOEXEC) = 3</text:span></text:p>
      <text:p text:style-name="P21"><text:span text:style-name="T15">newfstatat(3, "", {st_mode=S_IFREG|0644, st_size=60583, ...}, AT_EMPTY_PATH) = 0</text:span></text:p>
      <text:p text:style-name="P21"><text:span text:style-name="T15">mmap(NULL, 60583, PROT_READ, MAP_PRIVATE, 3, 0) = 0x7f1044b4a000</text:span></text:p>
      <text:p text:style-name="P21"><text:span text:style-name="T15">close(3) <text:s text:c="31"/>= 0</text:span></text:p>
      <text:p text:style-name="P21"><text:span text:style-name="T15">openat(AT_FDCWD, "/lib/x86_64-linux-gnu/libm.so.6", O_RDONLY|O_CLOEXEC) = 3</text:span></text:p>
      <text:p text:style-name="P21"><text:span text:style-name="T15">read(3, "\177ELF\2\1\1\3\0\0\0\0\0\0\0\0\3\0&gt;\0\1\0\0\0\0\0\0\0\0\0\0\0"..., 832) = 832</text:span></text:p>
      <text:p text:style-name="P21"><text:soft-page-break/><text:span text:style-name="T15">newfstatat(3, "", {st_mode=S_IFREG|0644, st_size=940560, ...}, AT_EMPTY_PATH) = 0</text:span></text:p>
      <text:p text:style-name="P21"><text:span text:style-name="T15">mmap(NULL, 942344, PROT_READ, MAP_PRIVATE|MAP_DENYWRITE, 3, 0) = 0x7f1044a63000</text:span></text:p>
      <text:p text:style-name="P21"><text:span text:style-name="T15">mmap(0x7f1044a71000, 507904, PROT_READ|PROT_EXEC, MAP_PRIVATE|MAP_FIXED|MAP_DENYWRITE, 3, 0xe000) = 0x7f1044a71000</text:span></text:p>
      <text:p text:style-name="P21"><text:span text:style-name="T15">mmap(0x7f1044aed000, 372736, PROT_READ, MAP_PRIVATE|MAP_FIXED|MAP_DENYWRITE, 3, 0x8a000) = 0x7f1044aed000</text:span></text:p>
      <text:p text:style-name="P21"><text:span text:style-name="T15">mmap(0x7f1044b48000, 8192, PROT_READ|PROT_WRITE, MAP_PRIVATE|MAP_FIXED|MAP_DENYWRITE, 3, 0xe4000) = 0x7f1044b48000</text:span></text:p>
      <text:p text:style-name="P21"><text:span text:style-name="T15">close(3) <text:s text:c="31"/>= 0</text:span></text:p>
      <text:p text:style-name="P21"><text:span text:style-name="T15">mprotect(0x7f1044b48000, 4096, PROT_READ) = 0</text:span></text:p>
      <text:p text:style-name="P21"><text:span text:style-name="T15">mprotect(0x7f1044b69000, 4096, PROT_READ) = 0</text:span></text:p>
      <text:p text:style-name="P21"><text:span text:style-name="T15">munmap(0x7f1044b4a000, 60583) <text:s text:c="10"/>= 0</text:span></text:p>
      <text:p text:style-name="P21"><text:span text:style-name="T15">newfstatat(0, "", {st_mode=S_IFCHR|0620, st_rdev=makedev(0x88, 0x1), ...}, AT_EMPTY_PATH) = 0</text:span></text:p>
      <text:p text:style-name="P21"><text:span text:style-name="T15">read(0, 0</text:span></text:p>
      <text:p text:style-name="P21"><text:span text:style-name="T15">"0\n", 1024) <text:s text:c="19"/>= 2</text:span></text:p>
      <text:p text:style-name="P21"><text:span text:style-name="T15">munmap(0x7f1044b66000, 16440) <text:s text:c="10"/>= 0</text:span></text:p>
      <text:p text:style-name="P21"><text:span text:style-name="T15">munmap(0x7f1044a63000, 942344) <text:s text:c="9"/>= 0</text:span></text:p>
      <text:p text:style-name="P21"><text:span text:style-name="T15">openat(AT_FDCWD, "/home/artem/lab_os/lab_os_4/build/libimp2.so", O_RDONLY|O_CLOEXEC) = 3</text:span></text:p>
      <text:p text:style-name="P21"><text:span text:style-name="T15">read(3, "\177ELF\2\1\1\0\0\0\0\0\0\0\0\0\3\0&gt;\0\1\0\0\0\0\0\0\0\0\0\0\0"..., 832) = 832</text:span></text:p>
      <text:p text:style-name="P21"><text:span text:style-name="T15">newfstatat(3, "", {st_mode=S_IFREG|0775, st_size=18592, ...}, AT_EMPTY_PATH) = 0</text:span></text:p>
      <text:p text:style-name="P21"><text:span text:style-name="T15">mmap(NULL, 16440, PROT_READ, MAP_PRIVATE|MAP_DENYWRITE, 3, 0) = 0x7f1044b66000</text:span></text:p>
      <text:p text:style-name="P21"><text:span text:style-name="T15">mmap(0x7f1044b67000, 4096, PROT_READ|PROT_EXEC, MAP_PRIVATE|MAP_FIXED|MAP_DENYWRITE, 3, 0x1000) = 0x7f1044b67000</text:span></text:p>
      <text:p text:style-name="P21"><text:span text:style-name="T15">mmap(0x7f1044b68000, 4096, PROT_READ, MAP_PRIVATE|MAP_FIXED|MAP_DENYWRITE, 3, 0x2000) = 0x7f1044b68000</text:span></text:p>
      <text:p text:style-name="P21"><text:span text:style-name="T15">mmap(0x7f1044b69000, 8192, PROT_READ|PROT_WRITE, MAP_PRIVATE|MAP_FIXED|MAP_DENYWRITE, 3, 0x2000) = 0x7f1044b69000</text:span></text:p>
      <text:p text:style-name="P21"><text:span text:style-name="T15">close(3) <text:s text:c="31"/>= 0</text:span></text:p>
      <text:p text:style-name="P21"><text:span text:style-name="T15">mprotect(0x7f1044b69000, 4096, PROT_READ) = 0</text:span></text:p>
      <text:p text:style-name="P21"><text:span text:style-name="T15">write(1, "Switched implemetation to 2\n", 28Switched implemetation to 2</text:span></text:p>
      <text:p text:style-name="P21"><text:span text:style-name="T15">) = 28</text:span></text:p>
      <text:p text:style-name="P21"><text:span text:style-name="T15">read(0, 0</text:span></text:p>
      <text:p text:style-name="P21"><text:span text:style-name="T15">"0\n", 1024) <text:s text:c="19"/>= 2</text:span></text:p>
      <text:p text:style-name="P21"><text:span text:style-name="T15">munmap(0x7f1044b66000, 16440) <text:s text:c="10"/>= 0</text:span></text:p>
      <text:p text:style-name="P21"><text:span text:style-name="T15">munmap(0x7f1044a63000, 942344) <text:s text:c="9"/>= 0</text:span></text:p>
      <text:p text:style-name="P21"><text:soft-page-break/><text:span text:style-name="T15">openat(AT_FDCWD, "/home/artem/lab_os/lab_os_4/build/libimp2.so", O_RDONLY|O_CLOEXEC) = 3</text:span></text:p>
      <text:p text:style-name="P21"><text:span text:style-name="T15">read(3, "\177ELF\2\1\1\0\0\0\0\0\0\0\0\0\3\0&gt;\0\1\0\0\0\0\0\0\0\0\0\0\0"..., 832) = 832</text:span></text:p>
      <text:p text:style-name="P21"><text:span text:style-name="T15">newfstatat(3, "", {st_mode=S_IFREG|0775, st_size=18592, ...}, AT_EMPTY_PATH) = 0</text:span></text:p>
      <text:p text:style-name="P21"><text:span text:style-name="T15">mmap(NULL, 16440, PROT_READ, MAP_PRIVATE|MAP_DENYWRITE, 3, 0) = 0x7f1044b66000</text:span></text:p>
      <text:p text:style-name="P21"><text:span text:style-name="T15">mmap(0x7f1044b67000, 4096, PROT_READ|PROT_EXEC, MAP_PRIVATE|MAP_FIXED|MAP_DENYWRITE, 3, 0x1000) = 0x7f1044b67000</text:span></text:p>
      <text:p text:style-name="P21"><text:span text:style-name="T15">mmap(0x7f1044b68000, 4096, PROT_READ, MAP_PRIVATE|MAP_FIXED|MAP_DENYWRITE, 3, 0x2000) = 0x7f1044b68000</text:span></text:p>
      <text:p text:style-name="P21"><text:span text:style-name="T15">mmap(0x7f1044b69000, 8192, PROT_READ|PROT_WRITE, MAP_PRIVATE|MAP_FIXED|MAP_DENYWRITE, 3, 0x2000) = 0x7f1044b69000</text:span></text:p>
      <text:p text:style-name="P21"><text:span text:style-name="T15">close(3) <text:s text:c="31"/>= 0</text:span></text:p>
      <text:p text:style-name="P21"><text:span text:style-name="T15">mprotect(0x7f1044b69000, 4096, PROT_READ) = 0</text:span></text:p>
      <text:p text:style-name="P21"><text:span text:style-name="T15">write(1, "Switched implemetation to 2\n", 28Switched implemetation to 2</text:span></text:p>
      <text:p text:style-name="P21"><text:span text:style-name="T15">) = 28</text:span></text:p>
      <text:p text:style-name="P21"><text:span text:style-name="T15">read(0, 1</text:span></text:p>
      <text:p text:style-name="P21"><text:span text:style-name="T15">"1\n", 1024) <text:s text:c="19"/>= 2</text:span></text:p>
      <text:p text:style-name="P21"><text:span text:style-name="T15">write(1, "-------------------\n", 20-------------------</text:span></text:p>
      <text:p text:style-name="P21"><text:span text:style-name="T15">) <text:s text:c="2"/>= 20</text:span></text:p>
      <text:p text:style-name="P21"><text:span text:style-name="T15">write(1, "Input int x\n", 12Input int x</text:span></text:p>
      <text:p text:style-name="P21"><text:span text:style-name="T15">) <text:s text:c="10"/>= 12</text:span></text:p>
      <text:p text:style-name="P21"><text:span text:style-name="T15">read(0, 3 </text:span></text:p>
      <text:p text:style-name="P21"><text:span text:style-name="T15">"3\n", 1024) <text:s text:c="19"/>= 2</text:span></text:p>
      <text:p text:style-name="P21"><text:span text:style-name="T15">write(1, "E is 2.666667\n", 14E is 2.666667</text:span></text:p>
      <text:p text:style-name="P21"><text:span text:style-name="T15">) <text:s text:c="8"/>= 14</text:span></text:p>
      <text:p text:style-name="P21"><text:span text:style-name="T15">write(1, "-------------------\n", 20-------------------</text:span></text:p>
      <text:p text:style-name="P21"><text:span text:style-name="T15">) <text:s text:c="2"/>= 20</text:span></text:p>
      <text:p text:style-name="P21"><text:span text:style-name="T15">read(0, 3</text:span></text:p>
      <text:p text:style-name="P21"><text:span text:style-name="T15">"3\n", 1024) <text:s text:c="19"/>= 2</text:span></text:p>
      <text:p text:style-name="P21"><text:span text:style-name="T15">munmap(0x7f1044b66000, 16440) <text:s text:c="10"/>= 0</text:span></text:p>
      <text:p text:style-name="P21"><text:span text:style-name="T15">lseek(0, -1, SEEK_CUR) <text:s text:c="17"/>= -1 ESPIPE (Недопустимая операция смещения)</text:span></text:p>
      <text:p text:style-name="P21"><text:span text:style-name="T15">exit_group(0) <text:s text:c="26"/>= ?</text:span></text:p>
      <text:p text:style-name="P21"><text:span text:style-name="T15">+++ exited with 0 +++</text:span><text:span text:style-name="T16"><text:line-break/></text:span></text:p>
      <text:p text:style-name="P19"><text:span text:style-name="T3">Вывод</text:span></text:p>
      <text:p text:style-name="P22"><text:soft-page-break/><text:span text:style-name="T6">Исследование программы с помощью strace позволяет проследить системные вызовы, которые программа выполняет во время работы, а также отследить взаимодействие программы с операционной системо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Arial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Arial1" style:font-family-asian="Arial" style:font-family-generic-asian="system" style:font-pitch-asian="variable" style:font-size-asian="11pt" style:language-asian="ru" style:country-asian="RU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Arial1" style:font-family-asian="Arial" style:font-family-generic-asian="system" style:font-pitch-asian="variable" style:font-size-asian="13pt" style:language-asian="en" style:country-asian="US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Arial1" style:font-family-asian="Arial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Arial1" style:font-family-asian="Arial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language-asian="ru" style:country-asian="RU" style:font-name-complex="Arial1" style:font-family-complex="Arial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4pt" fo:font-weight="bold" style:font-size-asian="14pt" style:font-weight-asian="bold" style:font-weight-complex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·" style:num-suffix="·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o" style:num-suffix="o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§" style:num-suffix="§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·" style:num-suffix="·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o" style:num-suffix="o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§" style:num-suffix="§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·" style:num-suffix="·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o" style:num-suffix="o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§" style:num-suffix="§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§" style:num-suffix="§" text:bullet-char="§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§" style:num-suffix="§" text:bullet-char="§">
        <style:list-level-properties text:list-level-position-and-space-mode="label-alignment">
          <style:list-level-label-alignment text:label-followed-by="space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space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§" style:num-suffix="§" text:bullet-char="§">
        <style:list-level-properties text:list-level-position-and-space-mode="label-alignment">
          <style:list-level-label-alignment text:label-followed-by="space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§" style:num-suffix="§" text:bullet-char="§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§" style:num-suffix="§" text:bullet-char="§">
        <style:list-level-properties text:list-level-position-and-space-mode="label-alignment">
          <style:list-level-label-alignment text:label-followed-by="space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space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§" style:num-suffix="§" text:bullet-char="§">
        <style:list-level-properties text:list-level-position-and-space-mode="label-alignment">
          <style:list-level-label-alignment text:label-followed-by="space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51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79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space" fo:text-indent="-0.635cm" fo:margin-left="5.06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6.33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space" fo:text-indent="-0.318cm" fo:margin-left="7.60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7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0.14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space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landscape" fo:margin-top="2cm" fo:margin-bottom="1.249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ndchess@gmail.com</meta:initial-creator>
    <dc:language>en-US</dc:language>
    <meta:editing-cycles>72</meta:editing-cycles>
    <meta:creation-date>2019-11-01T18:06:00</meta:creation-date>
    <dc:date>2024-02-26T13:17:08.322979423</dc:date>
    <meta:generator>LibreOffice/7.3.7.2$Linux_X86_64 LibreOffice_project/30$Build-2</meta:generator>
    <meta:editing-duration>PT4M10S</meta:editing-duration>
    <meta:document-statistic meta:table-count="0" meta:image-count="0" meta:object-count="0" meta:page-count="10" meta:paragraph-count="259" meta:word-count="1434" meta:character-count="15102" meta:non-whitespace-character-count="128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